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tyle mathvariant="bold">
              <mrow>
                <mtext>Klassische Mechanik</mtext>
              </mrow>
            </mstyle>
            <mi/>
            <mstyle mathvariant="bold">
              <mrow>
                <mtext>Quantenmechanik</mtext>
              </mrow>
            </mstyle>
          </mrow>
        </mtd>
      </mtr>
      <mtr>
        <mtd>
          <mrow/>
        </mtd>
      </mtr>
      <mtr>
        <mtd>
          <mrow>
            <mi/>
            <mrow>
              <mo stretchy="false">{</mo>
              <mrow>
                <mi>A</mi>
                <mi>,</mi>
                <mi>B</mi>
              </mrow>
              <mo stretchy="false">}</mo>
            </mrow>
            <mrow>
              <mi/>
              <mo stretchy="false">=</mo>
              <mi/>
            </mrow>
            <mi>C</mi>
            <mi/>
            <mo stretchy="false">⇔</mo>
            <mi/>
            <msub>
              <mfenced open="{" close="}">
                <mrow>
                  <mover accent="true">
                    <mi>A</mi>
                    <mo stretchy="false">̂</mo>
                  </mover>
                  <mi>,</mi>
                  <mover accent="true">
                    <mi>B</mi>
                    <mo stretchy="false">̂</mo>
                  </mover>
                </mrow>
              </mfenced>
              <mtext>QM</mtext>
            </msub>
            <mrow>
              <mi/>
              <mo stretchy="false">=</mo>
              <mi/>
            </mrow>
            <mover accent="true">
              <mi>C</mi>
              <mo stretchy="false">̂</mo>
            </mover>
            <mrow>
              <mi/>
              <mo stretchy="false">=</mo>
              <mi/>
            </mrow>
            <mfrac>
              <mn>1</mn>
              <mrow>
                <mtext>i</mtext>
                <mo stretchy="false">ℏ</mo>
              </mrow>
            </mfrac>
            <msub>
              <mrow>
                <mo stretchy="false">[</mo>
                <mrow>
                  <mover accent="true">
                    <mi>A</mi>
                    <mo stretchy="false">̂</mo>
                  </mover>
                  <mi>,</mi>
                  <mover accent="true">
                    <mi>B</mi>
                    <mo stretchy="false">̂</mo>
                  </mover>
                </mrow>
                <mo stretchy="false">]</mo>
              </mrow>
              <mrow>
                <mrow>
                  <mi/>
                  <mo stretchy="false">−</mo>
                  <mi/>
                </mrow>
              </mrow>
            </msub>
          </mrow>
        </mtd>
      </mtr>
    </mtable>
    <annotation encoding="StarMath 5.0">bold "Klassische Mechanik" ~~~~~ bold "Quantenmechanik" newline newline
alignl~~~~~~~~~~~~~~~~~ lbrace A , B rbrace `=` C ~dlrarrow~ left lbrace hat A , hat B right rbrace _"QM" `=` hat C `=` 1 over {"i" hbar} [hat A , hat B] _{`-`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7:43:32.594000000</meta:creation-date>
    <meta:generator>LibreOffice/4.1.4.2$Windows_x86 LibreOffice_project/0a0440ccc0227ad9829de5f46be37cfb6edcf72</meta:generator>
  </office:meta>
</office:document-meta>
</file>